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2494e" officeooo:paragraph-rsid="0002494e"/>
    </style:style>
    <style:style style:name="P2" style:family="paragraph" style:parent-style-name="Standard">
      <style:text-properties style:font-name="Arial" fo:font-size="13pt" officeooo:rsid="0002494e" officeooo:paragraph-rsid="0002494e" style:font-size-asian="13pt" style:font-size-complex="13pt"/>
    </style:style>
    <style:style style:name="P3" style:family="paragraph" style:parent-style-name="Standard">
      <style:text-properties style:font-name="Arial" fo:font-size="13pt" officeooo:paragraph-rsid="0002494e" style:font-size-asian="13pt" style:font-size-complex="13pt"/>
    </style:style>
    <style:style style:name="P4" style:family="paragraph" style:parent-style-name="Standard">
      <style:text-properties style:font-name="Arial" fo:font-size="13pt" officeooo:rsid="0002ebef" officeooo:paragraph-rsid="0002ebef" style:font-size-asian="13pt" style:font-size-complex="13pt"/>
    </style:style>
    <style:style style:name="P5" style:family="paragraph" style:parent-style-name="Standard">
      <style:text-properties style:font-name="Arial" fo:font-size="13pt" officeooo:rsid="00038f03" officeooo:paragraph-rsid="00038f03" style:font-size-asian="13pt" style:font-size-complex="13pt"/>
    </style:style>
    <style:style style:name="T1" style:family="text">
      <style:text-properties officeooo:rsid="0002494e"/>
    </style:style>
    <style:style style:name="T2" style:family="text">
      <style:text-properties fo:font-variant="normal" fo:text-transform="none" fo:color="#222222" style:font-name="Arial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222222" style:font-name="Arial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222222" style:font-name="Arial" fo:font-size="13pt" fo:letter-spacing="normal" fo:font-style="normal" fo:font-weight="normal" style:font-size-asian="13pt" style:font-size-complex="13pt"/>
    </style:style>
    <style:style style:name="T6" style:family="text">
      <style:text-properties fo:font-variant="normal" fo:text-transform="none" fo:color="#222222" fo:letter-spacing="normal" fo:font-style="normal" fo:font-weight="normal"/>
    </style:style>
    <style:style style:name="T7" style:family="text">
      <style:text-properties fo:font-variant="normal" fo:text-transform="none" fo:color="#222222" fo:letter-spacing="normal" fo:font-style="normal" fo:font-weight="normal" officeooo:rsid="0002494e"/>
    </style:style>
    <style:style style:name="T8" style:family="text">
      <style:text-properties fo:font-variant="normal" fo:text-transform="none" fo:color="#222222" fo:letter-spacing="normal" fo:font-style="normal" fo:font-weight="normal" officeooo:rsid="0002ebef"/>
    </style:style>
    <style:style style:name="T9" style:family="text">
      <style:text-properties fo:font-variant="normal" fo:text-transform="none" fo:color="#222222" fo:letter-spacing="normal" fo:font-style="normal" fo:font-weight="normal" officeooo:rsid="00038f03"/>
    </style:style>
    <style:style style:name="T10" style:family="text">
      <style:text-properties officeooo:rsid="00038f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hit Garg</text:p>
      <text:p text:style-name="P2">3112, Cortland Drive</text:p>
      <text:p text:style-name="P2">Vestal , NY -13850</text:p>
      <text:p text:style-name="P2">607-372-7349</text:p>
      <text:p text:style-name="P5"><text:a xlink:type="simple" xlink:href="mailto:mgarg1@binghamton.edu">mgarg1@binghamton.edu</text:a></text:p>
      <text:p text:style-name="P2"/>
      <text:p text:style-name="P2">Date : 25Feb2014</text:p>
      <text:p text:style-name="P2"/>
      <text:p text:style-name="P2">Dear Sir/<text:span text:style-name="T10">Madam</text:span>,</text:p>
      <text:p text:style-name="P2"/>
      <text:p text:style-name="P3"><text:span text:style-name="T1">I am writing to express my interest in the Internship position at </text:span><text:span text:style-name="T6">Samsung (Techwin) located in Seoul, Korea </text:span><text:span text:style-name="T7">for Computer Science graduates.</text:span></text:p>
      <text:p text:style-name="P3"><text:span text:style-name="T7"/></text:p>
      <text:p text:style-name="P2"><text:span text:style-name="T6">My combination of experience in technologies like Embedded Systems, Building Energy Management System, <text:s/>Android development which are aligned with </text:span><text:span text:style-name="T8">Company's working domain</text:span><text:span text:style-name="T6"> makes me a right candidate for this position.</text:span></text:p>
      <text:p text:style-name="P2"><text:span text:style-name="T6"/></text:p>
      <text:p text:style-name="P4"><text:span text:style-name="T6">Currently, in my graduate studies I am studying courses related to Systems Programming and Emerging platforms like multi-core / parallel / mobile programming. <text:s/></text:span></text:p>
      <text:p text:style-name="P2"><text:span text:style-name="T6"/></text:p>
      <text:p text:style-name="P2"><text:span text:style-name="T6">During my post-graduation diploma in Embedded Systems from Center for Development of Advance Computing I worked on projects extending from RTOS to Android Programming. <text:s text:c="3"/></text:span></text:p>
      <text:p text:style-name="P2"><text:span text:style-name="T6"/></text:p>
      <text:p text:style-name="P2"><text:span text:style-name="T6">I have successfully developed and implemented a web-service based building energy management system in my undergraduate university. </text:span><text:span text:style-name="T9">T</text:span><text:span text:style-name="T6">he project is successfully running in one of the buildings of the university.</text:span></text:p>
      <text:p text:style-name="P2"><text:span text:style-name="T6">This project was part of my internship at NEC, Japan where I learned about this protocol and implemented the same.</text:span></text:p>
      <text:p text:style-name="P4"><text:span text:style-name="T6"/></text:p>
      <text:p text:style-name="P2"><text:span text:style-name="T6"/></text:p>
      <text:p text:style-name="P1"><text:span text:style-name="T5">I can be reached anytime via email at </text:span><text:a xlink:type="simple" xlink:href="mailto:mgarg1@binghamton.edu">mgarg1@binghamton.edu</text:a><text:span text:style-name="T5"> or phone at 607-372-7349.</text:span></text:p>
      <text:p text:style-name="P2"><text:span text:style-name="T6"/></text:p>
      <text:p text:style-name="P2"><text:span text:style-name="T6">Thank you for your time and consideration. I look forward to speaking with you about this internship opportunity.</text:span></text:p>
      <text:p text:style-name="P2"><text:span text:style-name="T6"/></text:p>
      <text:p text:style-name="P2"><text:span text:style-name="T6">Sincerely,</text:span></text:p>
      <text:p text:style-name="P2"><text:span text:style-name="T6"/></text:p>
      <text:p text:style-name="P2"><text:span text:style-name="T6">Mohit Garg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it </meta:initial-creator>
    <meta:creation-date>2014-02-25T12:47:24.290072624</meta:creation-date>
    <dc:date>2014-02-25T13:31:58.962327592</dc:date>
    <dc:creator>Mohit </dc:creator>
    <meta:editing-duration>PT27M53S</meta:editing-duration>
    <meta:editing-cycles>2</meta:editing-cycles>
    <meta:generator>LibreOffice/4.1.3.2$Linux_x86 LibreOffice_project/410m0$Build-2</meta:generator>
    <meta:document-statistic meta:table-count="0" meta:image-count="0" meta:object-count="0" meta:page-count="1" meta:paragraph-count="17" meta:word-count="199" meta:character-count="1342" meta:non-whitespace-character-count="1152"/>
  </office:meta>
</office:document-meta>
</file>